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dddddd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-color="#ffffff" draw:opacity="0%" draw:textarea-horizontal-align="justify" draw:textarea-vertical-align="middle" draw:auto-grow-height="fals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254cm"/>
    </style:style>
    <style:style style:name="gr7" style:family="graphic" style:parent-style-name="standard">
      <style:graphic-properties draw:stroke="none" svg:stroke-color="#000000" draw:fill="none" draw:fill-color="#ffffff" fo:min-height="0.889cm"/>
    </style:style>
    <style:style style:name="gr8" style:family="graphic" style:parent-style-name="standard">
      <style:graphic-properties draw:stroke="none" svg:stroke-color="#000000" draw:fill="none" draw:fill-color="#ffffff" fo:min-height="0.51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3pt" style:font-size-asian="13pt" style:font-size-complex="13pt"/>
    </style:style>
    <style:style style:name="P5" style:family="paragraph">
      <style:paragraph-properties fo:text-align="center"/>
      <style:text-properties fo:font-size="10.5pt" style:font-size-asian="10.5pt" style:font-size-complex="10.5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text-properties fo:font-size="13pt" style:font-size-asian="13pt" style:font-size-complex="13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style:text-position="-33% 58%" fo:font-size="13pt" style:font-size-asian="13pt" style:font-size-complex="13pt"/>
    </style:style>
    <style:style style:name="T5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413cm" svg:height="1.186cm" svg:x="5.715cm" svg:y="1.1cm">
          <text:p text:style-name="P1"><text:span text:style-name="T1">Checkpoint</text:span></text:p>
          <text:p text:style-name="P1"><text:span text:style-name="T1">Creation&amp;Dispa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7" draw:id="id7" draw:layer="layout" svg:width="3.413cm" svg:height="1.122cm" svg:x="5.715cm" svg:y="2.651cm">
          <text:p text:style-name="P1"><text:span text:style-name="T1">Hash Value</text:span></text:p>
          <text:p text:style-name="P1"><text:span text:style-name="T1">Proposal (Leade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2" draw:id="id2" draw:layer="layout" svg:width="3.035cm" svg:height="1.043cm" svg:x="3.785cm" svg:y="4.629cm">
          <text:p text:style-name="P1"><text:span text:style-name="T2">Consensus</text:span></text:p>
          <text:p text:style-name="P1"><text:span text:style-name="T2">achiev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5" draw:id="id5" draw:layer="layout" svg:width="2.921cm" svg:height="1.016cm" svg:x="8.104cm" svg:y="4.615cm">
          <text:p text:style-name="P1"><text:span text:style-name="T2">Consensus</text:span></text:p>
          <text:p text:style-name="P1"><text:span text:style-name="T2">fai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1" draw:id="id1" draw:layer="layout" svg:width="3.021cm" svg:height="1.016cm" svg:x="1.129cm" svg:y="6.715cm">
          <text:p text:style-name="P1"><text:span text:style-name="T3">All are </text:span></text:p>
          <text:p text:style-name="P1"><text:span text:style-name="T3">the s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3" draw:id="id3" draw:layer="layout" svg:width="3.048cm" svg:height="1.016cm" svg:x="4.304cm" svg:y="6.715cm">
          <text:p text:style-name="P1"><text:span text:style-name="T3">H</text:span><text:span text:style-name="T4">leader </text:span><text:span text:style-name="T3">== H</text:span><text:span text:style-name="T4">Maj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4" draw:id="id4" draw:layer="layout" svg:width="3.033cm" svg:height="1.064cm" svg:x="7.619cm" svg:y="6.667cm">
          <text:p text:style-name="P1"><text:span text:style-name="T3">H</text:span><text:span text:style-name="T4">Leader</text:span><text:span text:style-name="T3"> != H</text:span><text:span text:style-name="T4">Maj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6" draw:id="id6" draw:layer="layout" svg:width="3.175cm" svg:height="1.077cm" svg:x="10.904cm" svg:y="6.654cm">
          <text:p text:style-name="P1"><text:span text:style-name="T3">Unable to</text:span></text:p>
          <text:p text:style-name="P1"><text:span text:style-name="T3">get major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xml:id="id11" draw:id="id11" draw:layer="layout" svg:width="2.925cm" svg:height="1.414cm" svg:x="4.379cm" svg:y="11.532cm">
          <text:p text:style-name="P1"><text:span text:style-name="T3">Compare</text:span></text:p>
          <text:p text:style-name="P1"><text:span text:style-name="T3">H</text:span><text:span text:style-name="T4">new</text:span><text:span text:style-name="T3"> and H</text:span><text:span text:style-name="T4">Maj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" xml:id="id8" draw:id="id8" draw:layer="layout" svg:width="2.235cm" svg:height="1.279cm" svg:x="4.691cm" svg:y="9.308cm">
          <text:p text:style-name="P1"><text:span text:style-name="T5">Minority</text:span></text:p>
          <text:p text:style-name="P1"><text:span text:style-name="T5">re-execu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3" draw:id="id13" draw:layer="layout" svg:width="2.371cm" svg:height="1.322cm" svg:x="11.363cm" svg:y="9.221cm">
          <text:p text:style-name="P1"><text:span text:style-name="T1">All need</text:span></text:p>
          <text:p text:style-name="P1"><text:span text:style-name="T1">re-execu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12" draw:id="id12" draw:layer="layout" svg:width="3.175cm" svg:height="1.011cm" svg:x="10.952cm" svg:y="12.811cm">
          <text:p text:style-name="P1"><text:span text:style-name="T3">Do Hash value </text:span></text:p>
          <text:p text:style-name="P1"><text:span text:style-name="T3">proposal ag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xml:id="id9" draw:id="id9" draw:layer="layout" svg:width="1.778cm" svg:height="1.567cm" svg:x="1.789cm" svg:y="9.128cm">
          <text:p text:style-name="P1"><text:span text:style-name="T3">NO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draw:layer="layout" svg:width="1.143cm" svg:height="1.1cm" svg:x="5.318cm" svg:y="14.124cm">
          <text:p text:style-name="P1"><text:span text:style-name="T3">E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0" draw:id="id10" draw:layer="layout" svg:width="1.57cm" svg:height="1.524cm" svg:x="5.118cm" svg:y="13.9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2.639cm" svg:y1="6.715cm" svg:x2="5.302cm" svg:y2="5.672cm" draw:start-shape="id1" draw:start-glue-point="0" draw:end-shape="id2" draw:end-glue-point="2" svg:d="M2639 6715v-522h2663v-521" svg:viewBox="0 0 2664 1044">
          <text:p/>
        </draw:connector>
        <draw:connector draw:style-name="gr4" draw:text-style-name="P1" draw:layer="layout" svg:x1="5.828cm" svg:y1="6.715cm" svg:x2="5.302cm" svg:y2="5.672cm" draw:start-shape="id3" draw:start-glue-point="0" draw:end-shape="id2" draw:end-glue-point="2" svg:d="M5828 6715v-522h-526v-521" svg:viewBox="0 0 527 1044">
          <text:p/>
        </draw:connector>
        <draw:connector draw:style-name="gr4" draw:text-style-name="P1" draw:layer="layout" svg:x1="9.135cm" svg:y1="6.667cm" svg:x2="9.564cm" svg:y2="5.631cm" draw:start-shape="id4" draw:start-glue-point="0" draw:end-shape="id5" draw:end-glue-point="2" svg:d="M9135 6667v-518h429v-518" svg:viewBox="0 0 430 1037">
          <text:p/>
        </draw:connector>
        <draw:connector draw:style-name="gr4" draw:text-style-name="P1" draw:layer="layout" svg:x1="12.491cm" svg:y1="6.654cm" svg:x2="9.564cm" svg:y2="5.631cm" draw:start-shape="id6" draw:start-glue-point="0" draw:end-shape="id5" draw:end-glue-point="2" svg:d="M12491 6654v-512h-2927v-511" svg:viewBox="0 0 2928 1024">
          <text:p/>
        </draw:connector>
        <draw:connector draw:style-name="gr4" draw:text-style-name="P1" draw:layer="layout" svg:x1="5.302cm" svg:y1="4.629cm" svg:x2="7.421cm" svg:y2="3.773cm" draw:start-shape="id2" draw:start-glue-point="0" draw:end-shape="id7" draw:end-glue-point="2" svg:d="M5302 4629v-428h2119v-428" svg:viewBox="0 0 2120 857">
          <text:p/>
        </draw:connector>
        <draw:connector draw:style-name="gr4" draw:text-style-name="P1" draw:layer="layout" svg:x1="7.421cm" svg:y1="3.773cm" svg:x2="9.564cm" svg:y2="4.615cm" draw:start-shape="id7" draw:start-glue-point="2" draw:end-shape="id5" draw:end-glue-point="0" svg:d="M7421 3773v421h2143v421" svg:viewBox="0 0 2144 843">
          <text:p/>
        </draw:connector>
        <draw:connector draw:style-name="gr5" draw:text-style-name="P1" draw:layer="layout" svg:x1="9.135cm" svg:y1="7.731cm" svg:x2="6.926cm" svg:y2="9.948cm" draw:start-shape="id4" draw:start-glue-point="2" draw:end-shape="id8" draw:end-glue-point="10" svg:d="M9135 7731v2217h-2209" svg:viewBox="0 0 2210 2218">
          <text:p/>
        </draw:connector>
        <draw:connector draw:style-name="gr5" draw:text-style-name="P1" draw:layer="layout" svg:x1="2.678cm" svg:y1="10.695cm" svg:x2="5.118cm" svg:y2="14.689cm" draw:start-shape="id9" draw:start-glue-point="8" draw:end-shape="id10" draw:end-glue-point="6" svg:d="M2678 10695v3994h2440" svg:viewBox="0 0 2441 3995">
          <text:p/>
        </draw:connector>
        <draw:connector draw:style-name="gr5" draw:text-style-name="P1" draw:layer="layout" svg:x1="4.379cm" svg:y1="12.239cm" svg:x2="4.691cm" svg:y2="9.948cm" draw:start-shape="id11" draw:start-glue-point="3" draw:end-shape="id8" draw:end-glue-point="6" svg:d="M4379 12239h-502v-2291h814" svg:viewBox="0 0 815 2292">
          <text:p/>
        </draw:connector>
        <draw:connector draw:style-name="gr5" draw:text-style-name="P1" draw:layer="layout" svg:x1="14.127cm" svg:y1="13.316cm" svg:x2="9.128cm" svg:y2="3.212cm" draw:start-shape="id12" draw:start-glue-point="1" draw:end-shape="id7" draw:end-glue-point="1" svg:d="M14127 13316h500v-10104h-5499" svg:viewBox="0 0 5500 10105">
          <text:p/>
        </draw:connector>
        <draw:connector draw:style-name="gr5" draw:text-style-name="P1" draw:layer="layout" draw:type="line" svg:x1="12.491cm" svg:y1="7.731cm" svg:x2="12.548cm" svg:y2="9.221cm" draw:start-shape="id6" draw:start-glue-point="2" draw:end-shape="id13" svg:d="M12491 7731l57 1490" svg:viewBox="0 0 58 1491">
          <text:p/>
        </draw:connector>
        <draw:connector draw:style-name="gr5" draw:text-style-name="P1" draw:layer="layout" draw:type="line" svg:x1="12.549cm" svg:y1="10.543cm" svg:x2="12.539cm" svg:y2="12.811cm" draw:start-shape="id13" draw:start-glue-point="8" draw:end-shape="id12" svg:d="M12549 10543l-10 2268" svg:viewBox="0 0 11 2269">
          <text:p/>
        </draw:connector>
        <draw:connector draw:style-name="gr5" draw:text-style-name="P1" draw:layer="layout" draw:type="line" svg:x1="5.828cm" svg:y1="7.731cm" svg:x2="5.809cm" svg:y2="9.308cm" draw:start-shape="id3" draw:start-glue-point="2" draw:end-shape="id8" draw:end-glue-point="4" svg:d="M5828 7731l-19 1577" svg:viewBox="0 0 20 1578">
          <text:p/>
        </draw:connector>
        <draw:connector draw:style-name="gr5" draw:text-style-name="P1" draw:layer="layout" draw:type="line" svg:x1="2.639cm" svg:y1="7.731cm" svg:x2="2.678cm" svg:y2="9.128cm" draw:start-shape="id1" draw:start-glue-point="2" draw:end-shape="id9" draw:end-glue-point="4" svg:d="M2639 7731l39 1397" svg:viewBox="0 0 40 1398">
          <text:p/>
        </draw:connector>
        <draw:frame draw:style-name="gr6" draw:text-style-name="P6" draw:layer="layout" svg:width="4.11cm" svg:height="1.504cm" svg:x="7.05cm" svg:y="8.132cm">
          <draw:text-box>
            <text:p><text:span text:style-name="T2">Leader and all minority re-execute</text:span></text:p>
          </draw:text-box>
        </draw:frame>
        <draw:connector draw:style-name="gr5" draw:text-style-name="P1" draw:layer="layout" draw:type="line" svg:x1="5.809cm" svg:y1="10.587cm" svg:x2="5.841cm" svg:y2="11.532cm" draw:start-shape="id8" draw:start-glue-point="8" draw:end-shape="id11" svg:d="M5809 10587l32 945" svg:viewBox="0 0 33 946">
          <text:p/>
        </draw:connector>
        <draw:connector draw:style-name="gr5" draw:text-style-name="P3" draw:layer="layout" draw:type="line" svg:x1="5.841cm" svg:y1="12.946cm" svg:x2="5.903cm" svg:y2="13.927cm" draw:start-shape="id11" draw:start-glue-point="2" draw:end-shape="id10" draw:end-glue-point="4" svg:d="M5841 12946l62 981" svg:viewBox="0 0 63 982">
          <text:p/>
        </draw:connector>
        <draw:frame draw:style-name="gr7" draw:text-style-name="P7" draw:layer="layout" svg:width="2.286cm" svg:height="1.139cm" svg:x="2.905cm" svg:y="10.529cm">
          <draw:text-box>
            <text:p><text:span text:style-name="T3">different</text:span></text:p>
          </draw:text-box>
        </draw:frame>
        <draw:frame draw:style-name="gr8" draw:text-style-name="P7" draw:layer="layout" svg:width="1.651cm" svg:height="0.763cm" svg:x="4.302cm" svg:y="12.938cm">
          <draw:text-box>
            <text:p><text:span text:style-name="T3">equa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H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000000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025cm" svg:stroke-color="#000000" draw:marker-start-width="0.229cm" draw:marker-end-width="0.229cm" draw:fill="none" draw:fill-gradient-name="Gradient_20_2" draw:fill-hatch-name="Hatching_20_1" draw:fill-image-name="Bitmape_20_1"/>
      <style:paragraph-properties>
        <style:tab-stops/>
      </style:paragraph-properties>
      <style:text-properties fo:font-size="6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748cm" fo:page-height="16.76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9T15:04:47.223216812</meta:creation-date>
    <dc:date>2016-05-09T20:26:41.384983604</dc:date>
    <meta:editing-duration>PT39M31S</meta:editing-duration>
    <meta:editing-cycles>16</meta:editing-cycles>
    <meta:generator>LibreOffice/4.2.8.2$Linux_X86_64 LibreOffice_project/420m0$Build-2</meta:generator>
    <meta:document-statistic meta:object-count="34"/>
  </office:meta>
</office:document-meta>
</file>